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Webdings" svg:font-family="Webdings"/>
    <style:font-face style:name="Webdings1" svg:font-family="Webdings" style:font-family-generic="swiss"/>
    <style:font-face style:name="Webdings2" svg:font-family="Web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2.925cm" fo:min-width="5.533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1.655cm" fo:min-width="0.77cm" style:writing-mode="lr-tb"/>
      <style:paragraph-properties style:writing-mode="lr-tb"/>
    </style:style>
    <style:style style:name="gr3" style:family="graphic" style:parent-style-name="standard">
      <style:graphic-properties draw:fill-color="#bbe33d" draw:textarea-horizontal-align="justify" draw:textarea-vertical-align="middle" draw:auto-grow-height="false" fo:min-height="1.15cm" fo:min-width="5.578cm" style:writing-mode="lr-tb"/>
      <style:paragraph-properties style:writing-mode="lr-tb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1.655cm" fo:min-width="3.008cm" style:writing-mode="lr-tb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1.15cm" fo:min-width="5.578cm" style:writing-mode="lr-tb"/>
      <style:paragraph-properties style:writing-mode="lr-tb"/>
    </style:style>
    <style:style style:name="gr6" style:family="graphic" style:parent-style-name="standard">
      <style:graphic-properties svg:stroke-color="#eeeeee" draw:fill-color="#333333" draw:textarea-horizontal-align="justify" draw:textarea-vertical-align="middle" draw:auto-grow-height="false" fo:min-height="1.655cm" fo:min-width="3.008cm" style:writing-mode="lr-tb"/>
      <style:paragraph-properties style:writing-mode="lr-tb"/>
    </style:style>
    <style:style style:name="gr7" style:family="graphic" style:parent-style-name="standard" style:list-style-name="L1">
      <style:graphic-properties draw:fill-color="#b2b2b2" draw:textarea-horizontal-align="justify" draw:textarea-vertical-align="middle" draw:auto-grow-height="false" fo:min-height="1.655cm" fo:min-width="0.887cm" style:writing-mode="lr-tb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15cm" fo:min-width="5.578cm" style:writing-mode="lr-tb"/>
      <style:paragraph-properties style:writing-mode="lr-tb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text-align="center"/>
      <style:text-properties fo:font-size="26pt"/>
    </style:style>
    <style:style style:name="P3" style:family="paragraph">
      <loext:graphic-properties draw:fill-color="#b2b2b2"/>
      <style:paragraph-properties fo:text-align="center" style:writing-mode="lr-tb"/>
      <style:text-properties fo:font-size="26pt"/>
    </style:style>
    <style:style style:name="P4" style:family="paragraph">
      <style:paragraph-properties fo:text-align="center"/>
    </style:style>
    <style:style style:name="P5" style:family="paragraph">
      <loext:graphic-properties draw:fill-color="#bbe33d"/>
      <style:paragraph-properties fo:text-align="center" style:writing-mode="lr-tb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loext:graphic-properties draw:fill-color="#333333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4000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5pt" style:font-size-asian="15pt" style:font-size-complex="15pt"/>
    </style:style>
    <style:style style:name="P10" style:family="paragraph">
      <loext:graphic-properties draw:fill-color="#b2b2b2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26pt"/>
    </style:style>
    <style:style style:name="P12" style:family="paragraph">
      <loext:graphic-properties draw:fill-color="#729fcf"/>
      <style:paragraph-properties fo:text-align="center" style:writing-mode="lr-tb"/>
    </style:style>
    <style:style style:name="T1" style:family="text">
      <style:text-properties fo:font-size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3" fo:font-size="15pt" style:font-name-asian="Liberation Sans3" style:font-size-asian="15pt" style:font-name-complex="Liberation Sans3" style:font-size-complex="15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Webdings" fo:font-size="26pt" fo:font-style="normal" fo:text-shadow="none" style:text-underline-style="none" fo:font-weight="normal" style:letter-kerning="true" style:font-name-asian="Webdings" style:font-size-asian="18pt" style:font-style-asian="normal" style:font-weight-asian="normal" style:font-name-complex="Webding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33cm" svg:height="3.175cm" svg:x="7.667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7.675cm" svg:y="6.08cm">
          <text:p text:style-name="P2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12.475cm" svg:y="6.08cm">
          <text:p text:style-name="P2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78cm" svg:height="1.4cm" svg:x="7.667cm" svg:y="4.68cm">
          <text:p text:style-name="P4">Focus Time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508cm" svg:height="1.905cm" svg:x="8.937cm" svg:y="6.08cm">
          <text:p text:style-name="P6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7.675cm" svg:y="9.88cm">
          <text:p text:style-name="P2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12.475cm" svg:y="9.88cm">
          <text:p text:style-name="P2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078cm" svg:height="1.4cm" svg:x="7.667cm" svg:y="8.48cm">
          <text:p text:style-name="P4">Break Tim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08cm" svg:height="1.905cm" svg:x="8.922cm" svg:y="9.89cm">
          <text:p text:style-name="P6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7.675cm" svg:y="9.88cm">
          <text:p text:style-name="P2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12.475cm" svg:y="9.88cm">
          <text:p text:style-name="P2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078cm" svg:height="1.4cm" svg:x="7.667cm" svg:y="8.48cm">
          <text:p text:style-name="P4">Break Tim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08cm" svg:height="1.905cm" svg:x="8.922cm" svg:y="9.89cm">
          <text:p text:style-name="P6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12.475cm" svg:y="13.68cm">
          <text:p text:style-name="P2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078cm" svg:height="1.4cm" svg:x="7.667cm" svg:y="12.28cm">
          <text:p text:style-name="P4">Break Tim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08cm" svg:height="1.905cm" svg:x="8.922cm" svg:y="13.69cm">
          <text:p text:style-name="P6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387cm" svg:height="1.905cm" svg:x="7.675cm" svg:y="13.68cm">
          <text:p text:style-name="P9"><text:span text:style-name="T3">►‖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905cm" svg:x="12.475cm" svg:y="13.68cm">
          <text:p text:style-name="P11"><text:span text:style-name="T4">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6.078cm" svg:height="1.4cm" svg:x="7.667cm" svg:y="12.28cm">
          <text:p text:style-name="P4">Focus/Break Remaining Tim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508cm" svg:height="1.905cm" svg:x="8.922cm" svg:y="13.69cm">
          <text:p text:style-name="P6"><text:span text:style-name="T2">30:0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Webdings" svg:font-family="Webdings"/>
    <style:font-face style:name="Webdings1" svg:font-family="Webdings" style:font-family-generic="swiss"/>
    <style:font-face style:name="Webdings2" svg:font-family="Web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bbe33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9:25:26.590374529</meta:creation-date>
    <dc:date>2023-12-02T00:52:25.936286838</dc:date>
    <meta:editing-duration>PT1H10M24S</meta:editing-duration>
    <meta:editing-cycles>4</meta:editing-cycles>
    <meta:generator>LibreOffice/7.5.8.2$Linux_X86_64 LibreOffice_project/50$Build-2</meta:generator>
    <meta:document-statistic meta:object-count="20"/>
  </office:meta>
</office:document-meta>
</file>